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fr" fo:country="FR" officeooo:rsid="0016de7d" officeooo:paragraph-rsid="0016de7d"/>
    </style:style>
    <style:style style:name="P2" style:family="paragraph" style:parent-style-name="Standard">
      <style:text-properties fo:language="fr" fo:country="FR" officeooo:rsid="0019b4c2" officeooo:paragraph-rsid="0019b4c2"/>
    </style:style>
    <style:style style:name="P3" style:family="paragraph" style:parent-style-name="Standard">
      <style:text-properties fo:language="fr" fo:country="FR" officeooo:paragraph-rsid="0019b4c2"/>
    </style:style>
    <style:style style:name="P4" style:family="paragraph" style:parent-style-name="Standard">
      <style:text-properties fo:language="fr" fo:country="FR" officeooo:rsid="0023fc06" officeooo:paragraph-rsid="0023fc06"/>
    </style:style>
    <style:style style:name="P5" style:family="paragraph" style:parent-style-name="Standard">
      <style:text-properties fo:language="fr" fo:country="FR" officeooo:rsid="0050cb9f" officeooo:paragraph-rsid="0050cb9f"/>
    </style:style>
    <style:style style:name="P6" style:family="paragraph" style:parent-style-name="Standard">
      <style:text-properties fo:language="fr" fo:country="FR" officeooo:rsid="00583bb2" officeooo:paragraph-rsid="005a2f04"/>
    </style:style>
    <style:style style:name="P7" style:family="paragraph" style:parent-style-name="Standard">
      <style:text-properties fo:language="fr" fo:country="FR" officeooo:rsid="00642026" officeooo:paragraph-rsid="005a2f04"/>
    </style:style>
    <style:style style:name="P8" style:family="paragraph" style:parent-style-name="Standard">
      <style:text-properties fo:language="fr" fo:country="FR" officeooo:rsid="0067d368" officeooo:paragraph-rsid="0067d368"/>
    </style:style>
    <style:style style:name="P9" style:family="paragraph" style:parent-style-name="Standard">
      <style:text-properties fo:language="fr" fo:country="FR" officeooo:rsid="00602d33" officeooo:paragraph-rsid="00602d33"/>
    </style:style>
    <style:style style:name="P10" style:family="paragraph" style:parent-style-name="Standard">
      <style:text-properties fo:language="fr" fo:country="FR" fo:font-weight="bold" officeooo:rsid="002a3f60" officeooo:paragraph-rsid="002a3f60" style:font-weight-asian="bold" style:font-weight-complex="bold"/>
    </style:style>
    <style:style style:name="P11" style:family="paragraph" style:parent-style-name="Standard">
      <style:text-properties fo:language="fr" fo:country="FR" fo:font-weight="bold" officeooo:rsid="004722f9" officeooo:paragraph-rsid="0043cc93" style:font-weight-asian="bold" style:font-weight-complex="bold"/>
    </style:style>
    <style:style style:name="P12" style:family="paragraph" style:parent-style-name="Standard">
      <style:text-properties fo:language="fr" fo:country="FR" officeooo:rsid="002a3f60" officeooo:paragraph-rsid="0032a171"/>
    </style:style>
    <style:style style:name="P13" style:family="paragraph" style:parent-style-name="Standard">
      <style:text-properties officeooo:paragraph-rsid="002bc461"/>
    </style:style>
    <style:style style:name="P14" style:family="paragraph" style:parent-style-name="Standard">
      <style:text-properties officeooo:paragraph-rsid="0030de6d"/>
    </style:style>
    <style:style style:name="P15" style:family="paragraph" style:parent-style-name="Standard">
      <style:text-properties officeooo:paragraph-rsid="00368aff"/>
    </style:style>
    <style:style style:name="P16" style:family="paragraph" style:parent-style-name="Standard">
      <style:text-properties officeooo:rsid="00368aff" officeooo:paragraph-rsid="00368aff"/>
    </style:style>
    <style:style style:name="P17" style:family="paragraph" style:parent-style-name="Standard">
      <style:text-properties officeooo:rsid="0039e665" officeooo:paragraph-rsid="0039e665"/>
    </style:style>
    <style:style style:name="P18" style:family="paragraph" style:parent-style-name="Standard">
      <style:text-properties officeooo:paragraph-rsid="0039e665"/>
    </style:style>
    <style:style style:name="P19" style:family="paragraph" style:parent-style-name="Standard">
      <style:text-properties officeooo:paragraph-rsid="0043cc93"/>
    </style:style>
    <style:style style:name="P20" style:family="paragraph" style:parent-style-name="Standard">
      <style:text-properties fo:font-weight="bold" officeooo:paragraph-rsid="0032a171" style:font-weight-asian="bold" style:font-weight-complex="bold"/>
    </style:style>
    <style:style style:name="P21" style:family="paragraph" style:parent-style-name="Standard">
      <style:text-properties fo:font-weight="bold" officeooo:paragraph-rsid="004761e2" style:font-weight-asian="bold" style:font-weight-complex="bold"/>
    </style:style>
    <style:style style:name="P22" style:family="paragraph" style:parent-style-name="Standard">
      <style:text-properties fo:font-weight="bold" officeooo:rsid="005d6442" officeooo:paragraph-rsid="005d6442" style:font-weight-asian="bold" style:font-weight-complex="bold"/>
    </style:style>
    <style:style style:name="P23" style:family="paragraph" style:parent-style-name="Standard">
      <style:text-properties fo:font-weight="bold" officeooo:rsid="0067d368" officeooo:paragraph-rsid="0067d368" style:font-weight-asian="bold" style:font-weight-complex="bold"/>
    </style:style>
    <style:style style:name="P24" style:family="paragraph" style:parent-style-name="Standard">
      <style:text-properties fo:font-weight="bold" officeooo:rsid="006d0d2d" officeooo:paragraph-rsid="006d0d2d" style:font-weight-asian="bold" style:font-weight-complex="bold"/>
    </style:style>
    <style:style style:name="P25" style:family="paragraph" style:parent-style-name="Standard">
      <style:text-properties fo:font-weight="bold" officeooo:rsid="007169d3" officeooo:paragraph-rsid="007169d3" style:font-weight-asian="bold" style:font-weight-complex="bold"/>
    </style:style>
    <style:style style:name="P26" style:family="paragraph" style:parent-style-name="Standard">
      <style:text-properties fo:font-weight="bold" officeooo:rsid="00725164" officeooo:paragraph-rsid="00725164" style:font-weight-asian="bold" style:font-weight-complex="bold"/>
    </style:style>
    <style:style style:name="P27" style:family="paragraph" style:parent-style-name="Standard">
      <style:text-properties fo:font-weight="bold" officeooo:rsid="00725164" officeooo:paragraph-rsid="00746fd9" style:font-weight-asian="bold" style:font-weight-complex="bold"/>
    </style:style>
    <style:style style:name="P28" style:family="paragraph" style:parent-style-name="Standard">
      <style:text-properties officeooo:paragraph-rsid="004761e2"/>
    </style:style>
    <style:style style:name="P29" style:family="paragraph" style:parent-style-name="Standard">
      <style:paragraph-properties fo:text-align="center" style:justify-single-word="false"/>
      <style:text-properties fo:font-size="20pt" fo:language="fr" fo:country="FR" officeooo:rsid="004e545f" officeooo:paragraph-rsid="004e545f" style:font-size-asian="20pt" style:font-size-complex="20pt"/>
    </style:style>
    <style:style style:name="P30" style:family="paragraph" style:parent-style-name="Standard">
      <style:text-properties fo:font-size="15pt" fo:language="fr" fo:country="FR" officeooo:rsid="004e545f" officeooo:paragraph-rsid="004e545f" style:font-size-asian="15pt" style:font-size-complex="15pt"/>
    </style:style>
    <style:style style:name="P31" style:family="paragraph" style:parent-style-name="Standard">
      <style:text-properties fo:font-size="15pt" fo:language="fr" fo:country="FR" officeooo:rsid="004f98e1" officeooo:paragraph-rsid="004f98e1" style:font-size-asian="15pt" style:font-size-complex="15pt"/>
    </style:style>
    <style:style style:name="P32" style:family="paragraph" style:parent-style-name="Standard">
      <style:text-properties officeooo:paragraph-rsid="0050cb9f"/>
    </style:style>
    <style:style style:name="P33" style:family="paragraph" style:parent-style-name="Standard">
      <style:text-properties officeooo:paragraph-rsid="00527eb9"/>
    </style:style>
    <style:style style:name="P34" style:family="paragraph" style:parent-style-name="Standard">
      <style:text-properties officeooo:paragraph-rsid="005a2f04"/>
    </style:style>
    <style:style style:name="P35" style:family="paragraph" style:parent-style-name="Standard">
      <style:text-properties fo:language="fr" fo:country="FR" fo:font-weight="normal" officeooo:rsid="004ce13a" officeooo:paragraph-rsid="004761e2" style:font-weight-asian="normal" style:font-weight-complex="normal"/>
    </style:style>
    <style:style style:name="P36" style:family="paragraph" style:parent-style-name="Standard">
      <style:text-properties fo:language="fr" fo:country="FR" fo:font-weight="normal" officeooo:rsid="004ce13a" officeooo:paragraph-rsid="006d0d2d" style:font-weight-asian="normal" style:font-weight-complex="normal"/>
    </style:style>
    <style:style style:name="P37" style:family="paragraph" style:parent-style-name="Standard">
      <style:text-properties fo:language="fr" fo:country="FR" officeooo:rsid="0067d368" officeooo:paragraph-rsid="0067d368"/>
    </style:style>
    <style:style style:name="P38" style:family="paragraph" style:parent-style-name="Standard">
      <style:text-properties style:font-name="Liberation Serif1" fo:language="fr" fo:country="FR" fo:font-weight="normal" officeooo:rsid="0076b32e" officeooo:paragraph-rsid="00746fd9" style:font-name-asian="Liberation Serif1" style:font-weight-asian="normal" style:font-name-complex="Liberation Serif1" style:font-weight-complex="normal"/>
    </style:style>
    <style:style style:name="P39" style:family="paragraph" style:parent-style-name="Standard">
      <style:text-properties style:font-name="Liberation Serif1" fo:language="fr" fo:country="FR" fo:font-weight="normal" officeooo:rsid="0076b32e" officeooo:paragraph-rsid="007d2283" style:font-name-asian="Liberation Serif1" style:font-weight-asian="normal" style:font-name-complex="Liberation Serif1" style:font-weight-complex="normal"/>
    </style:style>
    <style:style style:name="P40" style:family="paragraph" style:parent-style-name="Standard">
      <style:text-properties style:font-name="Liberation Serif1" fo:language="fr" fo:country="FR" fo:font-weight="normal" officeooo:rsid="0076b32e" officeooo:paragraph-rsid="006d0d2d" style:font-name-asian="Liberation Serif1" style:font-weight-asian="normal" style:font-name-complex="Liberation Serif1" style:font-weight-complex="normal"/>
    </style:style>
    <style:style style:name="P41" style:family="paragraph" style:parent-style-name="Standard">
      <style:text-properties officeooo:paragraph-rsid="0067d368"/>
    </style:style>
    <style:style style:name="P42" style:family="paragraph" style:parent-style-name="Standard">
      <style:text-properties officeooo:paragraph-rsid="007f305a"/>
    </style:style>
    <style:style style:name="T1" style:family="text">
      <style:text-properties officeooo:rsid="0018daa2"/>
    </style:style>
    <style:style style:name="T2" style:family="text">
      <style:text-properties officeooo:rsid="0019b4c2"/>
    </style:style>
    <style:style style:name="T3" style:family="text">
      <style:text-properties officeooo:rsid="001b3ecb"/>
    </style:style>
    <style:style style:name="T4" style:family="text">
      <style:text-properties officeooo:rsid="001bae05"/>
    </style:style>
    <style:style style:name="T5" style:family="text">
      <style:text-properties officeooo:rsid="002115e3"/>
    </style:style>
    <style:style style:name="T6" style:family="text">
      <style:text-properties officeooo:rsid="0023fd72"/>
    </style:style>
    <style:style style:name="T7" style:family="text">
      <style:text-properties fo:language="fr" fo:country="FR"/>
    </style:style>
    <style:style style:name="T8" style:family="text">
      <style:text-properties fo:language="fr" fo:country="FR" officeooo:rsid="002a3f60"/>
    </style:style>
    <style:style style:name="T9" style:family="text">
      <style:text-properties fo:language="fr" fo:country="FR" officeooo:rsid="002bc461"/>
    </style:style>
    <style:style style:name="T10" style:family="text">
      <style:text-properties fo:language="fr" fo:country="FR" officeooo:rsid="002d078a"/>
    </style:style>
    <style:style style:name="T11" style:family="text">
      <style:text-properties fo:language="fr" fo:country="FR" officeooo:rsid="002dbf5a"/>
    </style:style>
    <style:style style:name="T12" style:family="text">
      <style:text-properties fo:language="fr" fo:country="FR" fo:font-weight="bold" officeooo:rsid="002bc461" style:font-weight-asian="bold" style:font-weight-complex="bold"/>
    </style:style>
    <style:style style:name="T13" style:family="text">
      <style:text-properties fo:language="fr" fo:country="FR" fo:font-weight="bold" officeooo:rsid="002f185a" style:font-weight-asian="bold" style:font-weight-complex="bold"/>
    </style:style>
    <style:style style:name="T14" style:family="text">
      <style:text-properties fo:language="fr" fo:country="FR" fo:font-weight="bold" officeooo:rsid="0030de6d" style:font-weight-asian="bold" style:font-weight-complex="bold"/>
    </style:style>
    <style:style style:name="T15" style:family="text">
      <style:text-properties fo:language="fr" fo:country="FR" fo:font-weight="bold" officeooo:rsid="00351381" style:font-weight-asian="bold" style:font-weight-complex="bold"/>
    </style:style>
    <style:style style:name="T16" style:family="text">
      <style:text-properties fo:language="fr" fo:country="FR" fo:font-weight="bold" officeooo:rsid="003dc371" style:font-weight-asian="bold" style:font-weight-complex="bold"/>
    </style:style>
    <style:style style:name="T17" style:family="text">
      <style:text-properties fo:language="fr" fo:country="FR" fo:font-weight="bold" officeooo:rsid="0049d2c1" style:font-weight-asian="bold" style:font-weight-complex="bold"/>
    </style:style>
    <style:style style:name="T18" style:family="text">
      <style:text-properties fo:language="fr" fo:country="FR" fo:font-weight="bold" officeooo:rsid="004b6047" style:font-weight-asian="bold" style:font-weight-complex="bold"/>
    </style:style>
    <style:style style:name="T19" style:family="text">
      <style:text-properties fo:language="fr" fo:country="FR" fo:font-weight="bold" officeooo:rsid="0067d368" style:font-weight-asian="bold" style:font-weight-complex="bold"/>
    </style:style>
    <style:style style:name="T20" style:family="text">
      <style:text-properties fo:language="fr" fo:country="FR" fo:font-weight="bold" officeooo:rsid="007f305a" style:font-weight-asian="bold" style:font-weight-complex="bold"/>
    </style:style>
    <style:style style:name="T21" style:family="text">
      <style:text-properties fo:language="fr" fo:country="FR" officeooo:rsid="002f185a"/>
    </style:style>
    <style:style style:name="T22" style:family="text">
      <style:text-properties fo:language="fr" fo:country="FR" officeooo:rsid="002f2b68"/>
    </style:style>
    <style:style style:name="T23" style:family="text">
      <style:text-properties fo:language="fr" fo:country="FR" officeooo:rsid="0030de6d"/>
    </style:style>
    <style:style style:name="T24" style:family="text">
      <style:text-properties fo:language="fr" fo:country="FR" officeooo:rsid="00341794"/>
    </style:style>
    <style:style style:name="T25" style:family="text">
      <style:text-properties fo:language="fr" fo:country="FR" officeooo:rsid="003484d8"/>
    </style:style>
    <style:style style:name="T26" style:family="text">
      <style:text-properties fo:language="fr" fo:country="FR" officeooo:rsid="00352bd5"/>
    </style:style>
    <style:style style:name="T27" style:family="text">
      <style:text-properties fo:language="fr" fo:country="FR" officeooo:rsid="00368aff"/>
    </style:style>
    <style:style style:name="T28" style:family="text">
      <style:text-properties fo:language="fr" fo:country="FR" officeooo:rsid="003705df"/>
    </style:style>
    <style:style style:name="T29" style:family="text">
      <style:text-properties fo:language="fr" fo:country="FR" officeooo:rsid="003ab6b9"/>
    </style:style>
    <style:style style:name="T30" style:family="text">
      <style:text-properties fo:language="fr" fo:country="FR" officeooo:rsid="003ca172"/>
    </style:style>
    <style:style style:name="T31" style:family="text">
      <style:text-properties fo:language="fr" fo:country="FR" officeooo:rsid="003dc371"/>
    </style:style>
    <style:style style:name="T32" style:family="text">
      <style:text-properties fo:language="fr" fo:country="FR" officeooo:rsid="003f457e"/>
    </style:style>
    <style:style style:name="T33" style:family="text">
      <style:text-properties fo:language="fr" fo:country="FR" officeooo:rsid="0040405e"/>
    </style:style>
    <style:style style:name="T34" style:family="text">
      <style:text-properties fo:language="fr" fo:country="FR" officeooo:rsid="0039e665"/>
    </style:style>
    <style:style style:name="T35" style:family="text">
      <style:text-properties fo:language="fr" fo:country="FR" officeooo:rsid="00423037"/>
    </style:style>
    <style:style style:name="T36" style:family="text">
      <style:text-properties fo:language="fr" fo:country="FR" officeooo:rsid="0044e6b7"/>
    </style:style>
    <style:style style:name="T37" style:family="text">
      <style:text-properties fo:language="fr" fo:country="FR" fo:font-weight="normal" style:font-weight-asian="normal" style:font-weight-complex="normal"/>
    </style:style>
    <style:style style:name="T38" style:family="text">
      <style:text-properties fo:language="fr" fo:country="FR" fo:font-weight="normal" officeooo:rsid="004c7862" style:font-weight-asian="normal" style:font-weight-complex="normal"/>
    </style:style>
    <style:style style:name="T39" style:family="text">
      <style:text-properties fo:language="fr" fo:country="FR" fo:font-weight="normal" officeooo:rsid="004b6047" style:font-weight-asian="normal" style:font-weight-complex="normal"/>
    </style:style>
    <style:style style:name="T40" style:family="text">
      <style:text-properties fo:language="fr" fo:country="FR" fo:font-weight="normal" officeooo:rsid="004ce13a" style:font-weight-asian="normal" style:font-weight-complex="normal"/>
    </style:style>
    <style:style style:name="T41" style:family="text">
      <style:text-properties fo:language="fr" fo:country="FR" fo:font-weight="normal" officeooo:rsid="006dd09e" style:font-weight-asian="normal" style:font-weight-complex="normal"/>
    </style:style>
    <style:style style:name="T42" style:family="text">
      <style:text-properties fo:language="fr" fo:country="FR" fo:font-weight="normal" officeooo:rsid="006fc550" style:font-weight-asian="normal" style:font-weight-complex="normal"/>
    </style:style>
    <style:style style:name="T43" style:family="text">
      <style:text-properties fo:language="fr" fo:country="FR" officeooo:rsid="00485943"/>
    </style:style>
    <style:style style:name="T44" style:family="text">
      <style:text-properties fo:language="fr" fo:country="FR" officeooo:rsid="004c7862"/>
    </style:style>
    <style:style style:name="T45" style:family="text">
      <style:text-properties fo:language="fr" fo:country="FR" officeooo:rsid="0050cb9f"/>
    </style:style>
    <style:style style:name="T46" style:family="text">
      <style:text-properties fo:language="fr" fo:country="FR" officeooo:rsid="00510ac1"/>
    </style:style>
    <style:style style:name="T47" style:family="text">
      <style:text-properties fo:language="fr" fo:country="FR" officeooo:rsid="00527eb9"/>
    </style:style>
    <style:style style:name="T48" style:family="text">
      <style:text-properties fo:language="fr" fo:country="FR" officeooo:rsid="00536983"/>
    </style:style>
    <style:style style:name="T49" style:family="text">
      <style:text-properties fo:language="fr" fo:country="FR" officeooo:rsid="00541d30"/>
    </style:style>
    <style:style style:name="T50" style:family="text">
      <style:text-properties fo:language="fr" fo:country="FR" officeooo:rsid="0054f1be"/>
    </style:style>
    <style:style style:name="T51" style:family="text">
      <style:text-properties fo:language="fr" fo:country="FR" officeooo:rsid="005617c9"/>
    </style:style>
    <style:style style:name="T52" style:family="text">
      <style:text-properties fo:language="fr" fo:country="FR" officeooo:rsid="00569196"/>
    </style:style>
    <style:style style:name="T53" style:family="text">
      <style:text-properties fo:language="fr" fo:country="FR" officeooo:rsid="00583bb2"/>
    </style:style>
    <style:style style:name="T54" style:family="text">
      <style:text-properties fo:language="fr" fo:country="FR" officeooo:rsid="00626003"/>
    </style:style>
    <style:style style:name="T55" style:family="text">
      <style:text-properties fo:language="fr" fo:country="FR" officeooo:rsid="00641a43"/>
    </style:style>
    <style:style style:name="T56" style:family="text">
      <style:text-properties fo:language="fr" fo:country="FR" officeooo:rsid="00642026"/>
    </style:style>
    <style:style style:name="T57" style:family="text">
      <style:text-properties fo:language="fr" fo:country="FR" officeooo:rsid="006520c9"/>
    </style:style>
    <style:style style:name="T58" style:family="text">
      <style:text-properties fo:language="fr" fo:country="FR" officeooo:rsid="0067d368"/>
    </style:style>
    <style:style style:name="T59" style:family="text">
      <style:text-properties fo:language="fr" fo:country="FR" officeooo:rsid="006a9e6b"/>
    </style:style>
    <style:style style:name="T60" style:family="text">
      <style:text-properties fo:language="fr" fo:country="FR" officeooo:rsid="007f305a"/>
    </style:style>
    <style:style style:name="T61" style:family="text">
      <style:text-properties officeooo:rsid="004fa156"/>
    </style:style>
    <style:style style:name="T62" style:family="text">
      <style:text-properties style:text-position="sub 58%" fo:language="fr" fo:country="FR" fo:font-weight="normal" style:font-weight-asian="normal" style:font-weight-complex="normal"/>
    </style:style>
    <style:style style:name="T63" style:family="text">
      <style:text-properties style:text-position="sub 58%" fo:language="fr" fo:country="FR" fo:font-weight="normal" officeooo:rsid="006dd09e" style:font-weight-asian="normal" style:font-weight-complex="normal"/>
    </style:style>
    <style:style style:name="T64" style:family="text">
      <style:text-properties style:font-name="Liberation Serif1" fo:language="fr" fo:country="FR" fo:font-weight="normal" style:font-name-asian="Liberation Serif1" style:font-weight-asian="normal" style:font-name-complex="Liberation Serif1" style:font-weight-complex="normal"/>
    </style:style>
    <style:style style:name="T65" style:family="text">
      <style:text-properties style:font-name="Liberation Serif1" fo:language="fr" fo:country="FR" fo:font-weight="normal" officeooo:rsid="004ce13a" style:font-name-asian="Liberation Serif1" style:font-weight-asian="normal" style:font-name-complex="Liberation Serif1" style:font-weight-complex="normal"/>
    </style:style>
    <style:style style:name="T66" style:family="text">
      <style:text-properties officeooo:rsid="007f305a"/>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Bridge Chinois : IA</text:p>
      <text:p text:style-name="P1"/>
      <text:p text:style-name="P1"/>
      <text:p text:style-name="P33"><text:span text:style-name="T52">L’</text:span><text:span text:style-name="T47">ordre </text:span><text:span text:style-name="T52">des parties </text:span><text:span text:style-name="T47">n’est pas toujours chronologiqu</text:span><text:span text:style-name="T51">e</text:span><text:span text:style-name="T47">.</text:span></text:p>
      <text:p text:style-name="P1"/>
      <text:p text:style-name="P1"/>
      <text:p text:style-name="P31">Des stratégie<text:span text:style-name="T61">s :</text:span></text:p>
      <text:p text:style-name="P5"/>
      <text:p text:style-name="P32"><text:span text:style-name="T48">A</text:span><text:span text:style-name="T45">vant d’essayé d’énumérer toutes les possibilités, il a été nécessaire de </text:span><text:span text:style-name="T46">chercher </text:span><text:span text:style-name="T49">et d’essayer différentes</text:span><text:span text:style-name="T46"> </text:span><text:span text:style-name="T45">stratégies.</text:span></text:p>
      <text:p text:style-name="P5"/>
      <text:p text:style-name="P22"><text:span text:style-name="T60">P</text:span><text:span text:style-name="T7">ioche</text:span></text:p>
      <text:p text:style-name="P32"><text:span text:style-name="T45">&gt; </text:span><text:span text:style-name="T50">en priorité les atouts</text:span></text:p>
      <text:p text:style-name="P32"><text:span text:style-name="T50"><text:tab/></text:span><text:span text:style-name="T54">Les atouts ne sont pas suffisamment intéressant</text:span><text:span text:style-name="T60">s</text:span><text:span text:style-name="T54"> pour être toujours préférable</text:span><text:span text:style-name="T60">s</text:span><text:span text:style-name="T54"> à d’autre</text:span><text:span text:style-name="T60">s</text:span><text:span text:style-name="T54"> cartes. </text:span></text:p>
      <text:p text:style-name="P6">&gt; en priorité les cartes élevé<text:span text:style-name="T66">es</text:span></text:p>
      <text:p text:style-name="P34"><text:span text:style-name="T53">&gt; </text:span><text:span text:style-name="T55">en priorité les cartes d’une couleur que l’adversaire n’a pas</text:span></text:p>
      <text:p text:style-name="P34"><text:span text:style-name="T55"><text:tab/></text:span><text:span text:style-name="T56">Semble intéressant </text:span><text:span text:style-name="T57">si possible, </text:span><text:span text:style-name="T60">mais risqué si l’adversaire prend la main et a plus d’atouts</text:span></text:p>
      <text:p text:style-name="P7"/>
      <text:p text:style-name="P23"><text:span text:style-name="T60">P</text:span><text:span text:style-name="T7">ose</text:span></text:p>
      <text:p text:style-name="P8">&gt; <text:span text:style-name="T66">Priorité au gain du pli</text:span></text:p>
      <text:p text:style-name="P8"><text:tab/>- <text:span text:style-name="T66">Permet d’augmenter le score, mais risque de perdre les plus suivants en récupérant des cartes à faible valeur</text:span></text:p>
      <text:p text:style-name="P8">&gt; <text:span text:style-name="T66">Priorité à la récupération de cartes</text:span></text:p>
      <text:p text:style-name="P8"><text:tab/>- <text:span text:style-name="T66">Cherche à poser des cartes ayant une grande espérance pour gagner les cartes ayant beaucoup de valeur dans les pioches</text:span></text:p>
      <text:p text:style-name="P8"><text:tab/>- <text:span text:style-name="T66">Les 2 possibilités ci-dessus sont souvent compatibles en début de partie lorsqu’un atout existe (récupérer un habillé ou as dès le début)</text:span></text:p>
      <text:p text:style-name="P8">&gt; <text:span text:style-name="T66">Priorité aux ouvertures/coupes</text:span></text:p>
      <text:p text:style-name="P8"><text:tab/>- <text:span text:style-name="T66">Permet d’en apprendre un peu plus sur le jeu de l’adversaire ou de lui faire passer les atouts (difficile pour les atouts vu qu’il n’est pas obligé de couper)</text:span></text:p>
      <text:p text:style-name="P8"/>
      <text:p text:style-name="P41"><text:span text:style-name="T20">R</text:span><text:span text:style-name="T19">éponse</text:span><text:span text:style-name="T58"> </text:span></text:p>
      <text:p text:style-name="P41"><text:span text:style-name="T58">&gt; </text:span><text:span text:style-name="T60">Laisser le pli</text:span></text:p>
      <text:p text:style-name="P41"><text:span text:style-name="T60"><text:tab/>- Si les cartes sont de trop faible valeur</text:span></text:p>
      <text:p text:style-name="P42"><text:span text:style-name="T60">&gt; Prendre le pli</text:span></text:p>
      <text:p text:style-name="P42"><text:span text:style-name="T60"><text:tab/>- Pour éviter à l’adversaire de faire des longues en prenant les cartes de sa couleur (cependant, lui assure souvent des plis)</text:span></text:p>
      <text:p text:style-name="P42"><text:span text:style-name="T60"><text:tab/>- Pour éviter de dévoiler des cartes et donc de lui donner de grandes chances de récupérer le prochain pli si la carte dévoilée est puissante (marche quand une des pioches ne contient qu’une carte)</text:span></text:p>
      <text:p text:style-name="P42"><text:span text:style-name="T60">&gt; <text:s text:c="2"/>Utiliser les cartes déjà connues par l’adversaire</text:span></text:p>
      <text:p text:style-name="P42"><text:span text:style-name="T60"><text:tab/>- Permet de maintenir son jeu secret</text:span></text:p>
      <text:p text:style-name="P42"><text:span text:style-name="T60"><text:tab/>- Pas toujours possible et n’est pas utilisable lorsque les pioches sont intégralement connues (les cartes restantes peuvent être devinées)</text:span></text:p>
      <text:p text:style-name="P8"/>
      <text:p text:style-name="P9"/>
      <text:p text:style-name="P5"/>
      <text:p text:style-name="P1"/>
      <text:p text:style-name="P30">Des structures de données :</text:p>
      <text:p text:style-name="P1"/>
      <text:p text:style-name="P1"><text:soft-page-break/>&gt; Tableau de 52 float : <text:span text:style-name="T1">proba</text:span></text:p>
      <text:p text:style-name="P2">&gt; Tableau de 52 int : position des cartes</text:p>
      <text:p text:style-name="P3"><text:span text:style-name="T6">&gt; 10</text:span><text:span text:style-name="T2"> entie</text:span><text:span text:style-name="T5">r</text:span><text:span text:style-name="T2"> </text:span><text:span text:style-name="T3">de 64 </text:span><text:span text:style-name="T4">bits :</text:span></text:p>
      <text:p text:style-name="P4"><text:tab/>main J1</text:p>
      <text:p text:style-name="P4"><text:tab/>main J2</text:p>
      <text:p text:style-name="P4"><text:tab/>plis J1</text:p>
      <text:p text:style-name="P4"><text:tab/>plis J2</text:p>
      <text:p text:style-name="P4"><text:tab/>pioche1</text:p>
      <text:p text:style-name="P4"><text:tab/>pioche2</text:p>
      <text:p text:style-name="P4"><text:tab/>pioche3</text:p>
      <text:p text:style-name="P4"><text:tab/>pioche4</text:p>
      <text:p text:style-name="P4"><text:tab/>pioche5</text:p>
      <text:p text:style-name="P4"><text:tab/>pioche6</text:p>
      <text:p text:style-name="P10">évolution : mémoriser les hauteurs de pioche au lieu des pioches</text:p>
      <text:p text:style-name="P13"><text:span text:style-name="T8"><text:tab/></text:span><text:span text:style-name="T14">E</text:span><text:span text:style-name="T12">x</text:span><text:span text:style-name="T14">emple</text:span><text:span text:style-name="T12"> :</text:span><text:span text:style-name="T9"> pioche3 = 010000000000000000000</text:span><text:span text:style-name="T59">00</text:span><text:span text:style-name="T9">00000000000000000000000000001</text:span></text:p>
      <text:p text:style-name="P13"><text:span text:style-name="T10">signifie </text:span><text:span text:style-name="T24">maintenant </text:span><text:span text:style-name="T10">que 2 pioches ont une hauteur de 2 et que leurs cartes du dessus sont </text:span><text:span text:style-name="T11">respectivement </text:span><text:span text:style-name="T10">le 2 de trèfle et </text:span><text:span text:style-name="T11">le </text:span><text:span text:style-name="T10">roi de pique</text:span></text:p>
      <text:p text:style-name="P14"><text:span text:style-name="T10"><text:tab/></text:span><text:span text:style-name="T14">A</text:span><text:span text:style-name="T13">vantages : </text:span><text:span text:style-name="T23">O</text:span><text:span text:style-name="T21">n gagne donc 1 long de mémoire </text:span><text:span text:style-name="T23">(</text:span><text:span text:style-name="T21">on </text:span><text:span text:style-name="T25">n’</text:span><text:span text:style-name="T21">a pas besoin de mémoriser les pioche de taille 0</text:span><text:span text:style-name="T23">)</text:span><text:span text:style-name="T21">. </text:span><text:span text:style-name="T22">L’ordre des pioche n’a pas d’importance </text:span><text:span text:style-name="T23">ce qui est gardé avec cette solution.</text:span></text:p>
      <text:p text:style-name="P14"><text:span text:style-name="T23"><text:tab/></text:span><text:span text:style-name="T14">Inconvénient :</text:span><text:span text:style-name="T23"> moins intuitif à manipuler</text:span></text:p>
      <text:p text:style-name="P12"/>
      <text:p text:style-name="P20"><text:span text:style-name="T8">évolution : </text:span><text:span text:style-name="T25">fusionner plis J1 et J2 et ajouter la différence de plis entre J1 et J2</text:span></text:p>
      <text:p text:style-name="P15"><text:span text:style-name="T25"><text:tab/></text:span><text:span text:style-name="T15">Exemple : </text:span></text:p>
      <text:p text:style-name="P15"><text:span text:style-name="T26">plis J1 = </text:span><text:span text:style-name="T27">1</text:span><text:span text:style-name="T26">0</text:span><text:span text:style-name="T9">0000000000000000</text:span><text:span text:style-name="T59">00</text:span><text:span text:style-name="T9">00000000000000000000000000000001</text:span></text:p>
      <text:p text:style-name="P15"><text:span text:style-name="T26">plis J</text:span><text:span text:style-name="T33">2</text:span><text:span text:style-name="T26"> = </text:span><text:span text:style-name="T9">0</text:span><text:span text:style-name="T26">0</text:span><text:span text:style-name="T9">0000000000000000</text:span><text:span text:style-name="T59">00</text:span><text:span text:style-name="T9">00000000000000000000000</text:span><text:span text:style-name="T29">1</text:span><text:span text:style-name="T9">00</text:span><text:span text:style-name="T29">1</text:span><text:span text:style-name="T9">00</text:span><text:span text:style-name="T27">110</text:span></text:p>
      <text:p text:style-name="P16"><text:span text:style-name="T9">d</text:span><text:span text:style-name="T7">evient</text:span></text:p>
      <text:p text:style-name="P15"><text:span text:style-name="T26">plis = </text:span><text:span text:style-name="T28">1</text:span><text:span text:style-name="T26">0</text:span><text:span text:style-name="T9">000000000000000000</text:span><text:span text:style-name="T59">00</text:span><text:span text:style-name="T9">000000000000000000000</text:span><text:span text:style-name="T30">1</text:span><text:span text:style-name="T9">00</text:span><text:span text:style-name="T30">1</text:span><text:span text:style-name="T9">00</text:span><text:span text:style-name="T28">11</text:span><text:span text:style-name="T9">1</text:span></text:p>
      <text:p text:style-name="P17"><text:span text:style-name="T9">d</text:span><text:span text:style-name="T7">ifférence J1/J2 = -1</text:span></text:p>
      <text:p text:style-name="P18"><text:span text:style-name="T34"><text:tab/></text:span><text:span text:style-name="T16">Avantage :</text:span><text:span text:style-name="T31"> </text:span><text:span text:style-name="T32">On </text:span><text:span text:style-name="T33">peut réduire la taille </text:span><text:span text:style-name="T35">d’un des long</text:span></text:p>
      <text:p text:style-name="P19"><text:span text:style-name="T35"><text:tab/></text:span><text:span text:style-name="T14">Inconvénient :</text:span><text:span text:style-name="T23"> moins intuitif à manipuler, </text:span><text:span text:style-name="T36">asymétrie supplémentaire entre J1 et J2</text:span></text:p>
      <text:p text:style-name="P11"/>
      <text:p text:style-name="P21"><text:span text:style-name="T8">évolution : </text:span><text:span text:style-name="T43">ne stoker dans cette structure que les informations que les 2 joueurs ont</text:span></text:p>
      <text:p text:style-name="P28"><text:span text:style-name="T17"><text:tab/></text:span><text:span text:style-name="T18">Avantage : </text:span><text:span text:style-name="T40">O</text:span><text:span text:style-name="T38">n peut retrouver les informations que </text:span><text:span text:style-name="T39">l’adversaire </text:span><text:span text:style-name="T38">a sur la main de l’IA</text:span></text:p>
      <text:p text:style-name="P21"><text:span text:style-name="T38"><text:tab/></text:span><text:span text:style-name="T44">Inconvénient :</text:span><text:span text:style-name="T38"> </text:span><text:span text:style-name="T40">Il faut stocker la main de l’IA à part</text:span></text:p>
      <text:p text:style-name="P35"/>
      <text:p text:style-name="P35"/>
      <text:p text:style-name="P36"/>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3:57:16.478000000</meta:creation-date>
    <dc:date>2022-05-26T14:36:01.669000000</dc:date>
    <meta:editing-duration>PT3H55M42S</meta:editing-duration>
    <meta:editing-cycles>105</meta:editing-cycles>
    <meta:generator>LibreOffice/7.0.4.2$Windows_X86_64 LibreOffice_project/dcf040e67528d9187c66b2379df5ea4407429775</meta:generator>
    <meta:document-statistic meta:table-count="0" meta:image-count="0" meta:object-count="0" meta:page-count="2" meta:paragraph-count="58" meta:word-count="525" meta:character-count="3156" meta:non-whitespace-character-count="2655"/>
  </office:meta>
</office:document-meta>
</file>